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style:page-number="1"/>
    </style:style>
    <style:style style:name="T1" style:family="text">
      <style:text-properties officeooo:rsid="0005baf2"/>
    </style:style>
    <style:style style:name="T2" style:family="text">
      <style:text-properties officeooo:rsid="0006f9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.<text:span text:style-name="T2">M.PADMASREE</text:span></text:p>
      <text:p text:style-name="normal">19cse0<text:span text:style-name="T1">15</text:span> </text:p>
      <text:p text:style-name="normal"/>
      <text:p text:style-name="normal">1.Write a java program to search a number in a given number </text:p>
      <text:p text:style-name="normal"/>
      <text:p text:style-name="normal">package lab1;</text:p>
      <text:p text:style-name="normal">import java.util.Scanner;</text:p>
      <text:p text:style-name="normal"/>
      <text:p text:style-name="normal">/**</text:p>
      <text:p text:style-name="normal"><text:s/>*</text:p>
      <text:p text:style-name="normal"><text:s/>* @author velmurugan</text:p>
      <text:p text:style-name="normal"><text:s/>*/</text:p>
      <text:p text:style-name="normal">public class search {</text:p>
      <text:p text:style-name="normal"><text:s text:c="4"/></text:p>
      <text:p text:style-name="normal"><text:s text:c="4"/>public static void main(String[] arg){</text:p>
      <text:p text:style-name="normal"><text:s text:c="12"/>Scanner obj=new Scanner(System.in);</text:p>
      <text:p text:style-name="normal"><text:s text:c="3"/></text:p>
      <text:p text:style-name="normal"><text:s text:c="8"/>System.out.println("Enter the number:");</text:p>
      <text:p text:style-name="normal"><text:s text:c="8"/>int n=obj.nextInt();</text:p>
      <text:p text:style-name="normal"><text:s text:c="8"/>System.out.println("Enter the digit:");</text:p>
      <text:p text:style-name="normal"><text:s text:c="8"/>int m=obj.nextInt();</text:p>
      <text:p text:style-name="normal"><text:s text:c="5"/>int position=0;</text:p>
      <text:p text:style-name="normal"><text:s text:c="6"/>while(n&gt;0)</text:p>
      <text:p text:style-name="normal"><text:s text:c="6"/>{</text:p>
      <text:p text:style-name="normal"><text:s text:c="10"/>if(n%10==m)</text:p>
      <text:p text:style-name="normal"><text:s text:c="14"/>System.out.println(position);</text:p>
      <text:p text:style-name="normal"><text:s text:c="10"/>++ position;</text:p>
      <text:p text:style-name="normal"><text:s text:c="10"/>n/=10;</text:p>
      <text:p text:style-name="normal"><text:s text:c="6"/>}</text:p>
      <text:p text:style-name="normal"><text:s text:c="5"/></text:p>
      <text:p text:style-name="normal"><text:s text:c="6"/></text:p>
      <text:p text:style-name="normal"><text:s text:c="6"/>}</text:p>
      <text:p text:style-name="normal"/>
      <text:p text:style-name="normal">2.Write a java program to find the distance travelled by the light in tha specified number of days</text:p>
      <text:p text:style-name="normal"/>
      <text:p text:style-name="normal">package lab1;</text:p>
      <text:p text:style-name="normal">import java.util.Scanner;</text:p>
      <text:p text:style-name="normal"/>
      <text:p text:style-name="normal">/**</text:p>
      <text:p text:style-name="normal"><text:s/>*</text:p>
      <text:p text:style-name="normal"><text:s/>* @author velmurugan</text:p>
      <text:p text:style-name="normal"><text:s/>*/</text:p>
      <text:p text:style-name="normal">public class Lightdistance {</text:p>
      <text:p text:style-name="normal"><text:s text:c="4"/>public static void main(String[] args){</text:p>
      <text:p text:style-name="normal"><text:soft-page-break/><text:s text:c="8"/>Scanner obj=new Scanner(System.in);</text:p>
      <text:p text:style-name="normal"><text:s text:c="9"/>System.out.println("Enter no of days:");</text:p>
      <text:p text:style-name="normal"><text:s text:c="8"/>float days=obj.nextFloat();</text:p>
      <text:p text:style-name="normal"><text:s text:c="7"/></text:p>
      <text:p text:style-name="normal"><text:s text:c="8"/>float distance;</text:p>
      <text:p text:style-name="normal"><text:s text:c="8"/></text:p>
      <text:p text:style-name="normal"><text:s text:c="8"/></text:p>
      <text:p text:style-name="normal"><text:s text:c="8"/>distance= (float) (18.6*1000000*24*60*60*days);</text:p>
      <text:p text:style-name="normal"><text:s text:c="8"/>System.out.println("Distance travelled by the light is:"+distance+"trillion metres");</text:p>
      <text:p text:style-name="normal"><text:s text:c="8"/></text:p>
      <text:p text:style-name="normal"><text:s text:c="8"/></text:p>
      <text:p text:style-name="normal"><text:s text:c="4"/>}</text:p>
      <text:p text:style-name="normal"><text:s text:c="4"/></text:p>
      <text:p text:style-name="normal">}</text:p>
      <text:p text:style-name="normal"/>
      <text:p text:style-name="normal">3.Write a java program to.calculate revenue from the sale based on the unit price and quantity of the product input by the user. </text:p>
      <text:p text:style-name="normal">The discount rate is 10% for the quantity purchased between 100 and 120 units, and 15% for the quantity purchased greater than 120 units. If the quantity purchased is less than 100 units, the discount rate is 0%. See the example output as shown below:</text:p>
      <text:p text:style-name="normal">Enter unit price: 25</text:p>
      <text:p text:style-name="normal">Enter quantity: 110</text:p>
      <text:p text:style-name="normal">The revenue from sale: 2475.0</text:p>
      <text:p text:style-name="normal">After discount: 275.0(10.0%)</text:p>
      <text:p text:style-name="normal"/>
      <text:p text:style-name="normal">package lab1;</text:p>
      <text:p text:style-name="normal">import java.util.Scanner;</text:p>
      <text:p text:style-name="normal"/>
      <text:p text:style-name="normal">/**</text:p>
      <text:p text:style-name="normal"><text:s/>*</text:p>
      <text:p text:style-name="normal"><text:s/>* @author velmurugan</text:p>
      <text:p text:style-name="normal"><text:s/>*/</text:p>
      <text:p text:style-name="normal">public class revenue {</text:p>
      <text:p text:style-name="normal"><text:s text:c="4"/>public static void main(String[] args){</text:p>
      <text:p text:style-name="normal"><text:s text:c="8"/>double rate=0;</text:p>
      <text:p text:style-name="normal"><text:s text:c="8"/>double amount=0;</text:p>
      <text:p text:style-name="normal"><text:s text:c="8"/></text:p>
      <text:p text:style-name="normal"><text:s text:c="8"/>Scanner obj=new Scanner(System.in);</text:p>
      <text:p text:style-name="normal"><text:s text:c="11"/></text:p>
      <text:p text:style-name="normal"><text:s text:c="8"/>System.out.println("Enter the unit price:");</text:p>
      <text:p text:style-name="normal"><text:s text:c="8"/>int n=obj.nextInt();</text:p>
      <text:p text:style-name="normal"><text:s text:c="8"/>System.out.println("Enter the quantity of a product:");</text:p>
      <text:p text:style-name="normal"><text:s text:c="8"/>double q=obj.nextDouble();</text:p>
      <text:p text:style-name="normal"><text:s text:c="8"/>double revenue=0.0;</text:p>
      <text:p text:style-name="normal"><text:soft-page-break/><text:s text:c="8"/>if((q&gt;=100)&amp;&amp;(q&lt;=120))</text:p>
      <text:p text:style-name="normal"><text:s text:c="8"/>{</text:p>
      <text:p text:style-name="normal"><text:s text:c="12"/>rate=10/100;</text:p>
      <text:p text:style-name="normal"><text:s text:c="8"/>amount=0.0;</text:p>
      <text:p text:style-name="normal"><text:s text:c="8"/>revenue=n*q;</text:p>
      <text:p text:style-name="normal"><text:s text:c="8"/>amount=revenue*0.1;</text:p>
      <text:p text:style-name="normal"><text:s text:c="8"/>revenue=revenue-amount;</text:p>
      <text:p text:style-name="normal"><text:s text:c="4"/>}</text:p>
      <text:p text:style-name="normal"><text:s text:c="8"/>else</text:p>
      <text:p text:style-name="normal"><text:s text:c="8"/>{</text:p>
      <text:p text:style-name="normal"><text:s text:c="12"/>rate=15/100;</text:p>
      <text:p text:style-name="normal"><text:s text:c="12"/>revenue=n*q;</text:p>
      <text:p text:style-name="normal"><text:s text:c="12"/>amount=revenue*rate;</text:p>
      <text:p text:style-name="normal"><text:s text:c="12"/>revenue=revenue-amount;</text:p>
      <text:p text:style-name="normal"><text:s text:c="8"/>}</text:p>
      <text:p text:style-name="normal"><text:s text:c="8"/>System.out.println("The revenue from sale:"+revenue);</text:p>
      <text:p text:style-name="normal"><text:s text:c="8"/>System.out.println("After discount:"+(n*q));</text:p>
      <text:p text:style-name="normal"><text:s text:c="8"/></text:p>
      <text:p text:style-name="normal"><text:s text:c="8"/>}</text:p>
      <text:p text:style-name="normal"><text:s text:c="11"/></text:p>
      <text:p text:style-name="normal"><text:s text:c="12"/></text:p>
      <text:p text:style-name="normal"><text:s text:c="8"/></text:p>
      <text:p text:style-name="normal"><text:s text:c="8"/></text:p>
      <text:p text:style-name="normal"><text:s text:c="8"/></text:p>
      <text:p text:style-name="normal"><text:s text:c="4"/>}</text:p>
      <text:p text:style-name="normal"><text:s text:c="4"/></text:p>
      <text:p text:style-name="normal">}</text:p>
      <text:p text:style-name="normal"/>
      <text:p text:style-name="normal">4.Write a program to find the sum of all integers greater than 100 and less than 200 that are divisible by 8</text:p>
      <text:p text:style-name="normal"/>
      <text:p text:style-name="normal">package lab1;</text:p>
      <text:p text:style-name="normal">import java.util.Scanner;</text:p>
      <text:p text:style-name="normal"/>
      <text:p text:style-name="normal">/**</text:p>
      <text:p text:style-name="normal"><text:s/>*</text:p>
      <text:p text:style-name="normal"><text:s/>* @author velmurugan</text:p>
      <text:p text:style-name="normal"><text:s/>*/</text:p>
      <text:p text:style-name="normal">public class number {</text:p>
      <text:p text:style-name="normal"><text:s text:c="4"/>private static int i;</text:p>
      <text:p text:style-name="normal"><text:s text:c="4"/>public static void main(String[] args){</text:p>
      <text:p text:style-name="normal"><text:s text:c="8"/>Scanner obj=new Scanner(System.in);</text:p>
      <text:p text:style-name="normal"><text:s text:c="8"/>int r=0;</text:p>
      <text:p text:style-name="normal"><text:s text:c="8"/>for(i=101;i&lt;200;i++)</text:p>
      <text:p text:style-name="normal"><text:soft-page-break/><text:s text:c="8"/>{</text:p>
      <text:p text:style-name="normal"><text:s text:c="12"/>if(i%8==0)</text:p>
      <text:p text:style-name="normal"><text:s text:c="12"/>r=r+i;</text:p>
      <text:p text:style-name="normal"><text:s text:c="8"/>}</text:p>
      <text:p text:style-name="normal"><text:s text:c="8"/>System.out.println("The required number is:"+r);</text:p>
      <text:p text:style-name="normal"><text:s text:c="8"/></text:p>
      <text:p text:style-name="normal"><text:s text:c="8"/>}</text:p>
      <text:p text:style-name="normal"><text:s text:c="4"/>}</text:p>
      <text:p text:style-name="normal"/>
      <text:p text:style-name="normal"/>
      <text:p text:style-name="normal">5.Write a program to check whether the array contains duplicate elements </text:p>
      <text:p text:style-name="normal"/>
      <text:p text:style-name="normal">package lab1;</text:p>
      <text:p text:style-name="normal">import java.util.Scanner;</text:p>
      <text:p text:style-name="normal"/>
      <text:p text:style-name="normal">/**</text:p>
      <text:p text:style-name="normal"><text:s/>*</text:p>
      <text:p text:style-name="normal"><text:s/>* @author velmurugan</text:p>
      <text:p text:style-name="normal"><text:s/>*/</text:p>
      <text:p text:style-name="normal">public class duplicateelements {</text:p>
      <text:p text:style-name="normal"><text:s text:c="4"/>private static int i;</text:p>
      <text:p text:style-name="normal"><text:s text:c="4"/>private static int j;</text:p>
      <text:p text:style-name="normal"><text:s text:c="4"/>public static void main(String[] args){</text:p>
      <text:p text:style-name="normal"><text:s text:c="8"/>Scanner <text:s/>obj=new Scanner(System.in);</text:p>
      <text:p text:style-name="normal"><text:s text:c="8"/>System.out.println("Enter the no of terms:");</text:p>
      <text:p text:style-name="normal"><text:s text:c="8"/>int n=obj.nextInt();</text:p>
      <text:p text:style-name="normal"><text:s text:c="10"/>System.out.println("Enter the terms");</text:p>
      <text:p text:style-name="normal"><text:s text:c="9"/>int m[]=new int[n];</text:p>
      <text:p text:style-name="normal"><text:s text:c="9"/>for(i=0;i&lt;n;i++)</text:p>
      <text:p text:style-name="normal"><text:s text:c="9"/>{</text:p>
      <text:p text:style-name="normal"><text:s text:c="13"/>m[i]=obj.nextInt();</text:p>
      <text:p text:style-name="normal"><text:s text:c="12"/></text:p>
      <text:p text:style-name="normal"><text:s text:c="9"/>}</text:p>
      <text:p text:style-name="normal"><text:s text:c="9"/>for(i=0;i&lt;n-1;i++)</text:p>
      <text:p text:style-name="normal"><text:s text:c="13"/>for(j=i+1;j&lt;n;j++)</text:p>
      <text:p text:style-name="normal"><text:s text:c="13"/>{</text:p>
      <text:p text:style-name="normal"><text:s text:c="13"/>if(m[i]==m[j])</text:p>
      <text:p text:style-name="normal"><text:s text:c="16"/>System.out.println("Duplicate elements found");</text:p>
      <text:p text:style-name="normal"><text:s text:c="12"/>else</text:p>
      <text:p text:style-name="normal"><text:s text:c="16"/>System.out.println("Duplicate elements not found");</text:p>
      <text:p text:style-name="normal"><text:s text:c="12"/></text:p>
      <text:p text:style-name="normal"><text:s text:c="13"/>}</text:p>
      <text:p text:style-name="normal"><text:s text:c="4"/>}</text:p>
      <text:p text:style-name="normal"><text:s text:c="9"/>}</text:p>
      <text:p text:style-name="normal"><text:soft-page-break/><text:s text:c="9"/></text:p>
      <text:p text:style-name="normal"><text:s text:c="4"/></text:p>
      <text:p text:style-name="normal"><text:s text:c="4"/></text:p>
      <text:p text:style-name="normal">}</text:p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3T19:29:19.195000000</meta:creation-date>
    <dc:date>2020-08-04T10:13:50.088000000</dc:date>
    <meta:editing-duration>PT3M6S</meta:editing-duration>
    <meta:editing-cycles>6</meta:editing-cycles>
    <meta:generator>Ultra_Office/6.2.3.2$Windows_x86 LibreOffice_project/</meta:generator>
    <meta:document-statistic meta:table-count="0" meta:image-count="0" meta:object-count="0" meta:page-count="5" meta:paragraph-count="160" meta:word-count="401" meta:character-count="3933" meta:non-whitespace-character-count="2744"/>
  </office:meta>
</office:document-meta>
</file>